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100000152E66EC477930C9CAD.png" manifest:media-type="image/png"/>
  <manifest:file-entry manifest:full-path="Pictures/100000010000033A0000014DE1140278A2B84AA9.png" manifest:media-type="image/png"/>
  <manifest:file-entry manifest:full-path="Pictures/10000001000003360000014CF55BFFE3E5AE7C9C.png" manifest:media-type="image/png"/>
  <manifest:file-entry manifest:full-path="Pictures/100000010000031D000001508076239823048A43.png" manifest:media-type="image/png"/>
  <manifest:file-entry manifest:full-path="Pictures/100000010000031D00000146413320B581CF196A.png" manifest:media-type="image/png"/>
  <manifest:file-entry manifest:full-path="Pictures/10000001000003140000014F0A50D63F91171152.png" manifest:media-type="image/png"/>
  <manifest:file-entry manifest:full-path="Pictures/10000001000003130000015065456C6A53E337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85cm" svg:y="0.284cm" svg:width="15.021cm" svg:height="6.055cm" draw:z-index="0"><draw:image xlink:href="Pictures/100000010000033A0000014DE1140278A2B84AA9.png" xlink:type="simple" xlink:show="embed" xlink:actuate="onLoad" draw:mime-type="image/png"/></draw:frame><draw:frame draw:style-name="fr2" draw:name="Image2" text:anchor-type="char" svg:x="0.037cm" svg:y="6.95cm" svg:width="15.318cm" svg:height="6.186cm" draw:z-index="1"><draw:image xlink:href="Pictures/10000001000003360000014CF55BFFE3E5AE7C9C.png" xlink:type="simple" xlink:show="embed" xlink:actuate="onLoad" draw:mime-type="image/png"/></draw:frame><draw:frame draw:style-name="fr2" draw:name="Image3" text:anchor-type="char" svg:x="0.071cm" svg:y="14.834cm" svg:width="14.464cm" svg:height="5.916cm" draw:z-index="2"><draw:image xlink:href="Pictures/100000010000031D00000146413320B581CF196A.png" xlink:type="simple" xlink:show="embed" xlink:actuate="onLoad" draw:mime-type="image/png"/></draw:frame></text:p>
      <text:p text:style-name="P1"/>
      <text:p text:style-name="Standard"><draw:frame draw:style-name="fr2" draw:name="Image4" text:anchor-type="char" svg:x="-0.252cm" svg:y="0.011cm" svg:width="16.658cm" svg:height="7.112cm" draw:z-index="3"><draw:image xlink:href="Pictures/10000001000003130000015065456C6A53E33740.png" xlink:type="simple" xlink:show="embed" xlink:actuate="onLoad" draw:mime-type="image/png"/></draw:frame></text:p>
      <text:p text:style-name="Standard"><draw:frame draw:style-name="fr2" draw:name="Image5" text:anchor-type="char" svg:x="-0.316cm" svg:y="0.212cm" svg:width="16.618cm" svg:height="7.154cm" draw:z-index="4"><draw:image xlink:href="Pictures/100000010000031100000152E66EC477930C9CAD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x="-0.623cm" svg:y="0.36cm" svg:width="16.679cm" svg:height="7.091cm" draw:z-index="5"><draw:image xlink:href="Pictures/10000001000003140000014F0A50D63F9117115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16.872cm" svg:height="7.112cm" draw:z-index="6"><draw:image xlink:href="Pictures/100000010000031D000001508076239823048A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6:11:57.032000000</meta:creation-date>
    <dc:date>2024-01-07T16:20:41.310000000</dc:date>
    <meta:editing-duration>PT8M44S</meta:editing-duration>
    <meta:editing-cycles>1</meta:editing-cycles>
    <meta:document-statistic meta:table-count="0" meta:image-count="7" meta:object-count="0" meta:page-count="3" meta:paragraph-count="0" meta:word-count="0" meta:character-count="0" meta:non-whitespace-character-count="0"/>
    <meta:generator>sFree_Office_for_Docs_and_PDF/7.4.2.3$Windows_X86_64 LibreOffice_project/382eef1f22670f7f4118c8c2dd222ec7ad009daf</meta:generator>
  </office:meta>
</office:document-meta>
</file>